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C0000007A576962E6FA4BA89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602cm" fo:margin-left="-0.101cm" table:align="left" style:writing-mode="lr-tb"/>
    </style:style>
    <style:style style:name="Table1.A" style:family="table-column">
      <style:table-column-properties style:column-width="1.302cm"/>
    </style:style>
    <style:style style:name="Table1.B" style:family="table-column">
      <style:table-column-properties style:column-width="16.293cm"/>
    </style:style>
    <style:style style:name="Table1.C" style:family="table-column">
      <style:table-column-properties style:column-width="2.0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746cm"/>
    </style:style>
    <style:style style:name="P1" style:family="paragraph" style:parent-style-name="Header">
      <style:text-properties style:font-size-complex="9pt"/>
    </style:style>
    <style:style style:name="P2" style:family="paragraph" style:parent-style-name="Standard">
      <style:paragraph-properties fo:orphans="0" fo:widows="0"/>
      <style:text-properties style:font-name="Times New Roman" fo:font-size="12pt" officeooo:paragraph-rsid="00051410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Times New Roman" fo:font-size="12pt" officeooo:paragraph-rsid="00051410" style:font-name-asian="Times New Roman1" style:font-size-asian="12pt" style:font-name-complex="Times New Roman1" style:font-size-complex="12pt"/>
    </style:style>
    <style:style style:name="P4" style:family="paragraph" style:parent-style-name="Standard">
      <style:text-properties officeooo:paragraph-rsid="00051410"/>
    </style:style>
    <style:style style:name="P5" style:family="paragraph" style:parent-style-name="Table_20_Contents">
      <style:text-properties officeooo:rsid="001db78a" officeooo:paragraph-rsid="00051410"/>
    </style:style>
    <style:style style:name="P6" style:family="paragraph" style:parent-style-name="Table_20_Contents">
      <style:text-properties officeooo:paragraph-rsid="00051410"/>
    </style:style>
    <style:style style:name="P7" style:family="paragraph" style:parent-style-name="Heading_20_1" style:list-style-name="WWNum1">
      <style:paragraph-properties fo:margin-left="0cm" fo:margin-right="0cm" fo:margin-top="0.085cm" fo:margin-bottom="0cm" style:contextual-spacing="false" fo:line-height="100%" fo:text-align="start" style:justify-single-word="false" fo:text-indent="0cm" style:auto-text-indent="false">
        <style:tab-stops>
          <style:tab-stop style:position="1.524cm"/>
        </style:tab-stops>
      </style:paragraph-properties>
      <style:text-properties officeooo:paragraph-rsid="00051410"/>
    </style:style>
    <style:style style:name="P8" style:family="paragraph" style:parent-style-name="Heading_20_1" style:list-style-name="WWNum1" style:master-page-name="Converted1">
      <style:paragraph-properties fo:margin-left="0cm" fo:margin-right="0cm" fo:margin-top="0.06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002cm"/>
        </style:tab-stops>
      </style:paragraph-properties>
      <style:text-properties officeooo:paragraph-rsid="00051410"/>
    </style:style>
    <style:style style:name="P9" style:family="paragraph" style:parent-style-name="Heading_20_1" style:master-page-name="Converted4">
      <style:paragraph-properties fo:margin-left="0cm" fo:margin-right="0cm" fo:margin-top="0.056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002cm"/>
        </style:tab-stops>
      </style:paragraph-properties>
      <style:text-properties officeooo:paragraph-rsid="00051410"/>
    </style:style>
    <style:style style:name="P10" style:family="paragraph" style:parent-style-name="Heading_20_1" style:master-page-name="Converted5">
      <style:paragraph-properties fo:margin-left="0cm" fo:margin-right="0cm" fo:margin-top="0.037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002cm"/>
        </style:tab-stops>
      </style:paragraph-properties>
      <style:text-properties officeooo:paragraph-rsid="00051410"/>
    </style:style>
    <style:style style:name="P11" style:family="paragraph" style:parent-style-name="Heading_20_1" style:list-style-name="WWNum1" style:master-page-name="Converted9">
      <style:paragraph-properties fo:margin-left="0cm" fo:margin-right="0cm" fo:margin-top="0.037cm" fo:margin-bottom="0cm" style:contextual-spacing="false" fo:line-height="0.607cm" fo:text-align="justify" style:justify-single-word="false" fo:text-indent="0cm" style:auto-text-indent="false" style:page-number="auto">
        <style:tab-stops>
          <style:tab-stop style:position="2.268cm"/>
        </style:tab-stops>
      </style:paragraph-properties>
      <style:text-properties officeooo:paragraph-rsid="00051410"/>
    </style:style>
    <style:style style:name="P12" style:family="paragraph" style:parent-style-name="Heading_20_1" style:list-style-name="WWNum1" style:master-page-name="Converted10">
      <style:paragraph-properties fo:margin-left="0cm" fo:margin-right="0cm" fo:margin-top="0.037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268cm"/>
        </style:tab-stops>
      </style:paragraph-properties>
      <style:text-properties officeooo:paragraph-rsid="00051410"/>
    </style:style>
    <style:style style:name="P13" style:family="paragraph" style:parent-style-name="Heading_20_1" style:list-style-name="WWNum1" style:master-page-name="Converted11">
      <style:paragraph-properties fo:margin-left="0cm" fo:margin-right="0cm" fo:margin-top="0.037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268cm"/>
        </style:tab-stops>
      </style:paragraph-properties>
      <style:text-properties officeooo:paragraph-rsid="00051410"/>
    </style:style>
    <style:style style:name="P14" style:family="paragraph" style:parent-style-name="Heading_20_1" style:list-style-name="WWNum1" style:master-page-name="Converted18">
      <style:paragraph-properties fo:margin-left="0cm" fo:margin-right="0cm" fo:margin-top="0.037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268cm"/>
        </style:tab-stops>
      </style:paragraph-properties>
      <style:text-properties officeooo:paragraph-rsid="0007357a"/>
    </style:style>
    <style:style style:name="P15" style:family="paragraph" style:parent-style-name="Heading_20_1" style:list-style-name="WWNum1" style:master-page-name="Converted20">
      <style:paragraph-properties fo:margin-left="0cm" fo:margin-right="0cm" fo:margin-top="0.037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268cm"/>
        </style:tab-stops>
      </style:paragraph-properties>
      <style:text-properties officeooo:paragraph-rsid="0007fd45"/>
    </style:style>
    <style:style style:name="P16" style:family="paragraph" style:parent-style-name="Heading_20_1" style:list-style-name="WWNum1" style:master-page-name="Converted6">
      <style:paragraph-properties fo:margin-left="0cm" fo:margin-right="0cm" fo:margin-top="0.051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002cm"/>
        </style:tab-stops>
      </style:paragraph-properties>
      <style:text-properties officeooo:paragraph-rsid="00051410"/>
    </style:style>
    <style:style style:name="P17" style:family="paragraph" style:parent-style-name="Heading_20_1" style:list-style-name="WWNum1" style:master-page-name="Converted7">
      <style:paragraph-properties fo:margin-left="0cm" fo:margin-right="0cm" fo:margin-top="0.064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002cm"/>
        </style:tab-stops>
      </style:paragraph-properties>
      <style:text-properties officeooo:paragraph-rsid="00051410"/>
    </style:style>
    <style:style style:name="P18" style:family="paragraph" style:parent-style-name="Heading_20_1" style:list-style-name="WWNum1" style:master-page-name="Converted17">
      <style:paragraph-properties fo:margin-left="0cm" fo:margin-right="0cm" fo:margin-top="0.064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268cm"/>
        </style:tab-stops>
      </style:paragraph-properties>
      <style:text-properties officeooo:paragraph-rsid="0005b209"/>
    </style:style>
    <style:style style:name="P19" style:family="paragraph" style:parent-style-name="Heading_20_1" style:list-style-name="WWNum1" style:master-page-name="Converted8">
      <style:paragraph-properties fo:margin-left="0cm" fo:margin-right="0cm" fo:margin-top="0.042cm" fo:margin-bottom="0cm" style:contextual-spacing="false" fo:line-height="100%" fo:text-align="justify" style:justify-single-word="false" fo:text-indent="0cm" style:auto-text-indent="false" style:page-number="auto">
        <style:tab-stops>
          <style:tab-stop style:position="2.002cm"/>
        </style:tab-stops>
      </style:paragraph-properties>
      <style:text-properties officeooo:paragraph-rsid="00051410"/>
    </style:style>
    <style:style style:name="P20" style:family="paragraph" style:parent-style-name="Heading_20_1" style:list-style-name="WWNum1" style:master-page-name="Converted2">
      <style:paragraph-properties fo:margin-left="0cm" fo:margin-right="1.843cm" fo:margin-top="0.035cm" fo:margin-bottom="0cm" style:contextual-spacing="false" fo:line-height="113%" fo:text-align="justify" style:justify-single-word="false" fo:text-indent="0cm" style:auto-text-indent="false" style:page-number="auto">
        <style:tab-stops>
          <style:tab-stop style:position="2.002cm"/>
        </style:tab-stops>
      </style:paragraph-properties>
      <style:text-properties officeooo:paragraph-rsid="00051410"/>
    </style:style>
    <style:style style:name="P21" style:family="paragraph" style:parent-style-name="Heading_20_1" style:list-style-name="WWNum1" style:master-page-name="Converted3">
      <style:paragraph-properties fo:margin-left="0cm" fo:margin-right="2.805cm" fo:margin-top="0.039cm" fo:margin-bottom="0cm" style:contextual-spacing="false" fo:line-height="113%" fo:text-align="justify" style:justify-single-word="false" fo:text-indent="0cm" style:auto-text-indent="false" style:page-number="auto">
        <style:tab-stops>
          <style:tab-stop style:position="2.002cm"/>
        </style:tab-stops>
      </style:paragraph-properties>
      <style:text-properties officeooo:paragraph-rsid="00051410"/>
    </style:style>
    <style:style style:name="P22" style:family="paragraph" style:parent-style-name="Heading_20_1" style:list-style-name="WWNum1" style:master-page-name="Converted12">
      <style:paragraph-properties fo:margin-left="0cm" fo:margin-right="1.662cm" fo:margin-top="0.042cm" fo:margin-bottom="0cm" style:contextual-spacing="false" fo:line-height="115%" fo:text-align="justify" style:justify-single-word="false" fo:text-indent="0cm" style:auto-text-indent="false" style:page-number="auto">
        <style:tab-stops>
          <style:tab-stop style:position="2.268cm"/>
        </style:tab-stops>
      </style:paragraph-properties>
      <style:text-properties officeooo:paragraph-rsid="00051410"/>
    </style:style>
    <style:style style:name="P23" style:family="paragraph" style:parent-style-name="Heading_20_1" style:list-style-name="WWNum1" style:master-page-name="Converted13">
      <style:paragraph-properties fo:margin-left="0cm" fo:margin-right="1.692cm" fo:margin-top="0.034cm" fo:margin-bottom="0cm" style:contextual-spacing="false" fo:line-height="115%" fo:text-align="justify" style:justify-single-word="false" fo:text-indent="0cm" style:auto-text-indent="false" style:page-number="auto">
        <style:tab-stops>
          <style:tab-stop style:position="2.265cm"/>
        </style:tab-stops>
      </style:paragraph-properties>
      <style:text-properties officeooo:paragraph-rsid="0005b209"/>
    </style:style>
    <style:style style:name="P24" style:family="paragraph" style:parent-style-name="Heading_20_1" style:list-style-name="WWNum1" style:master-page-name="Converted14">
      <style:paragraph-properties fo:margin-left="0cm" fo:margin-right="1.924cm" fo:margin-top="0.056cm" fo:margin-bottom="0cm" style:contextual-spacing="false" fo:line-height="113%" fo:text-align="justify" style:justify-single-word="false" fo:text-indent="0cm" style:auto-text-indent="false" style:page-number="auto">
        <style:tab-stops>
          <style:tab-stop style:position="2.265cm"/>
        </style:tab-stops>
      </style:paragraph-properties>
      <style:text-properties officeooo:paragraph-rsid="0005b209"/>
    </style:style>
    <style:style style:name="P25" style:family="paragraph" style:parent-style-name="Heading_20_1" style:list-style-name="WWNum1" style:master-page-name="Converted15">
      <style:paragraph-properties fo:margin-left="0cm" fo:margin-right="0.947cm" fo:margin-top="0.056cm" fo:margin-bottom="0cm" style:contextual-spacing="false" fo:line-height="115%" fo:text-align="justify" style:justify-single-word="false" fo:text-indent="0cm" style:auto-text-indent="false" style:page-number="auto">
        <style:tab-stops>
          <style:tab-stop style:position="2.265cm"/>
        </style:tab-stops>
      </style:paragraph-properties>
      <style:text-properties officeooo:paragraph-rsid="0005b209"/>
    </style:style>
    <style:style style:name="P26" style:family="paragraph" style:parent-style-name="Heading_20_1" style:list-style-name="WWNum1" style:master-page-name="Converted16">
      <style:paragraph-properties fo:margin-left="0cm" fo:margin-right="1.912cm" fo:margin-top="0.051cm" fo:margin-bottom="0cm" style:contextual-spacing="false" fo:line-height="115%" fo:text-align="justify" style:justify-single-word="false" fo:text-indent="0cm" style:auto-text-indent="false" style:page-number="auto">
        <style:tab-stops>
          <style:tab-stop style:position="2.265cm"/>
        </style:tab-stops>
      </style:paragraph-properties>
      <style:text-properties officeooo:paragraph-rsid="0005b209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name-complex="Times New Roman1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style:font-size-asian="10pt" style:font-name-complex="Times New Roman1" style:font-size-complex="10pt"/>
    </style:style>
    <style:style style:name="T1" style:family="text">
      <style:text-properties fo:letter-spacing="-0.002cm"/>
    </style:style>
    <style:style style:name="T2" style:family="text">
      <style:text-properties fo:letter-spacing="-0.004cm"/>
    </style:style>
    <style:style style:name="T3" style:family="text">
      <style:text-properties fo:letter-spacing="-0.007cm"/>
    </style:style>
    <style:style style:name="T4" style:family="text">
      <style:text-properties fo:letter-spacing="0.005cm"/>
    </style:style>
    <style:style style:name="T5" style:family="text">
      <style:text-properties fo:letter-spacing="0.004cm"/>
    </style:style>
    <style:style style:name="T6" style:family="text">
      <style:text-properties fo:letter-spacing="-0.037cm"/>
    </style:style>
    <style:style style:name="T7" style:family="text">
      <style:text-properties fo:letter-spacing="-0.005cm"/>
    </style:style>
    <style:style style:name="T8" style:family="text">
      <style:text-properties fo:letter-spacing="-0.009cm"/>
    </style:style>
    <style:style style:name="T9" style:family="text">
      <style:text-properties fo:letter-spacing="-0.018cm"/>
    </style:style>
    <style:style style:name="T10" style:family="text">
      <style:text-properties fo:letter-spacing="-0.03cm"/>
    </style:style>
    <style:style style:name="T11" style:family="text">
      <style:text-properties fo:letter-spacing="0.002cm"/>
    </style:style>
    <style:style style:name="T12" style:family="text">
      <style:text-properties fo:letter-spacing="-0.011cm"/>
    </style:style>
    <style:style style:name="T13" style:family="text">
      <style:text-properties fo:letter-spacing="-0.127cm"/>
    </style:style>
    <style:style style:name="T14" style:family="text">
      <style:text-properties officeooo:rsid="001db78a"/>
    </style:style>
    <style:style style:name="T15" style:family="text">
      <style:text-properties fo:letter-spacing="-0.067cm"/>
    </style:style>
    <style:style style:name="T16" style:family="text">
      <style:text-properties fo:letter-spacing="-0.012cm"/>
    </style:style>
    <style:style style:name="T17" style:family="text">
      <style:text-properties fo:letter-spacing="-0.014cm"/>
    </style:style>
    <style:style style:name="T18" style:family="text">
      <style:text-properties fo:letter-spacing="-0.016cm"/>
    </style:style>
    <style:style style:name="T19" style:family="text">
      <style:text-properties fo:letter-spacing="-0.034cm"/>
    </style:style>
    <style:style style:name="T20" style:family="text">
      <style:text-properties fo:letter-spacing="0.007cm"/>
    </style:style>
    <style:style style:name="T21" style:family="text">
      <style:text-properties fo:letter-spacing="-0.041cm"/>
    </style:style>
    <style:style style:name="T22" style:family="text">
      <style:text-properties fo:letter-spacing="-0.032cm"/>
    </style:style>
    <style:style style:name="T23" style:family="text">
      <style:text-properties fo:letter-spacing="-0.06cm"/>
    </style:style>
    <style:style style:name="T24" style:family="text">
      <style:text-properties fo:letter-spacing="-0.129cm"/>
    </style:style>
    <style:style style:name="T25" style:family="text">
      <style:text-properties fo:letter-spacing="-0.019cm"/>
    </style:style>
    <style:style style:name="T26" style:family="text">
      <style:text-properties fo:letter-spacing="-0.026cm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0302408">
          <table:table-cell table:style-name="Table1.A1" office:value-type="string">
            <text:p text:style-name="P2">S. No.</text:p>
          </table:table-cell>
          <table:table-cell table:style-name="Table1.A1" office:value-type="string">
            <text:p text:style-name="P3">Experiment Name</text:p>
          </table:table-cell>
          <table:table-cell table:style-name="Table1.C1" office:value-type="string">
            <text:p text:style-name="P2">CO</text:p>
          </table:table-cell>
        </table:table-row>
        <table:table-row table:style-name="TableLine273661720">
          <table:table-cell table:style-name="Table1.A2" office:value-type="string">
            <text:p text:style-name="P5">1</text:p>
          </table:table-cell>
          <table:table-cell table:style-name="Table1.A2" office:value-type="string">
            <text:list xml:id="list2834849249" text:style-name="WWNum1">
              <text:list-header>
                <text:h text:style-name="P7" text:outline-level="2"><text:span text:style-name="T1">Write</text:span><text:span text:style-name="T2"> </text:span><text:span text:style-name="T1">a</text:span><text:span text:style-name="T2"> </text:span><text:span text:style-name="T1">program</text:span><text:span text:style-name="T3"> </text:span><text:span text:style-name="T1">to</text:span><text:span text:style-name="T4"> </text:span>demonstrate<text:span text:style-name="T2"> </text:span>different number datatypes<text:span text:style-name="T5"> </text:span>in<text:span text:style-name="T6"> </text:span>python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2944">
          <table:table-cell table:style-name="Table1.A2" office:value-type="string">
            <text:p text:style-name="P5">2</text:p>
          </table:table-cell>
          <table:table-cell table:style-name="Table1.A2" office:value-type="string">
            <text:list xml:id="list140218877786424" text:continue-numbering="true" text:style-name="WWNum1">
              <text:list-header>
                <text:h text:style-name="P8" text:outline-level="2">Write<text:span text:style-name="T7"> </text:span>a<text:span text:style-name="T7"> </text:span>program<text:span text:style-name="T8"> </text:span>to<text:span text:style-name="T5"> </text:span>perform<text:span text:style-name="T8"> </text:span>different<text:span text:style-name="T1"> </text:span>arithematic<text:span text:style-name="T7"> </text:span>operations<text:span text:style-name="T7"> </text:span>on<text:span text:style-name="T9"> </text:span>numbers<text:span text:style-name="T1"> </text:span>in<text:span text:style-name="T10"> </text:span>python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3624">
          <table:table-cell table:style-name="Table1.A2" office:value-type="string">
            <text:p text:style-name="P5">3</text:p>
          </table:table-cell>
          <table:table-cell table:style-name="Table1.A2" office:value-type="string">
            <text:list xml:id="list140218791727754" text:continue-numbering="true" text:style-name="WWNum1">
              <text:list-header>
                <text:h text:style-name="P20" text:outline-level="2">Write<text:span text:style-name="T3"> </text:span>a<text:span text:style-name="T3"> </text:span>program<text:span text:style-name="T8"> </text:span>to<text:span text:style-name="T11"> </text:span>create,<text:span text:style-name="T7"> </text:span>concatenate<text:span text:style-name="T2"> </text:span>and<text:span text:style-name="T1"> </text:span>print<text:span text:style-name="T2"> </text:span>a<text:span text:style-name="T3"> </text:span>string<text:span text:style-name="T1"> </text:span><text:span text:style-name="T12"><text:s/></text:span>accessing<text:span text:style-name="T1"> </text:span>sub-<text:span text:style-name="T13"> </text:span>string<text:span text:style-name="T1"> </text:span>from<text:span text:style-name="T3"> </text:span>a<text:span text:style-name="T2"> </text:span>given string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3080">
          <table:table-cell table:style-name="Table1.A2" office:value-type="string">
            <text:p text:style-name="P5">4</text:p>
          </table:table-cell>
          <table:table-cell table:style-name="Table1.A2" office:value-type="string">
            <text:list xml:id="list140218540696292" text:continue-numbering="true" text:style-name="WWNum1">
              <text:list-header>
                <text:h text:style-name="P21" text:outline-level="2">Write a python script to print the current date in following <text:span text:style-name="T14">f</text:span>ormat “Sun<text:span text:style-name="T13"> </text:span>May<text:span text:style-name="T15"> </text:span>29<text:span text:style-name="T1"> </text:span>02:26:23 IST<text:span text:style-name="T3"> </text:span>2017”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3216">
          <table:table-cell table:style-name="Table1.A2" office:value-type="string">
            <text:p text:style-name="P5">5</text:p>
          </table:table-cell>
          <table:table-cell table:style-name="Table1.A2" office:value-type="string">
            <text:h text:style-name="P9" text:outline-level="2">Write<text:span text:style-name="T16"> </text:span>a<text:span text:style-name="T12"> </text:span>python<text:span text:style-name="T3"> </text:span>program<text:span text:style-name="T8"> </text:span>to<text:span text:style-name="T3"> </text:span>create,<text:span text:style-name="T12"> </text:span>append<text:span text:style-name="T17"> </text:span>and<text:span text:style-name="T17"> </text:span>remove<text:span text:style-name="T12"> </text:span>lists<text:span text:style-name="T18"> </text:span>in<text:span text:style-name="T4"> </text:span>python.</text:h>
          </table:table-cell>
          <table:table-cell table:style-name="Table1.C2" office:value-type="string">
            <text:p text:style-name="P6"/>
          </table:table-cell>
        </table:table-row>
        <table:table-row table:style-name="TableLine273664304">
          <table:table-cell table:style-name="Table1.A2" office:value-type="string">
            <text:p text:style-name="P5">6</text:p>
          </table:table-cell>
          <table:table-cell table:style-name="Table1.A2" office:value-type="string">
            <text:h text:style-name="P10" text:outline-level="2"><text:span text:style-name="T1">Write</text:span><text:span text:style-name="T2"> </text:span><text:span text:style-name="T1">a</text:span><text:span text:style-name="T2"> </text:span><text:span text:style-name="T1">program</text:span><text:span text:style-name="T3"> </text:span><text:span text:style-name="T1">to</text:span><text:span text:style-name="T4"> </text:span>demonstrate<text:span text:style-name="T2"> </text:span>working with tuples in<text:span text:style-name="T19"> </text:span>python</text:h>
          </table:table-cell>
          <table:table-cell table:style-name="Table1.C2" office:value-type="string">
            <text:p text:style-name="P6"/>
          </table:table-cell>
        </table:table-row>
        <table:table-row table:style-name="TableLine273663352">
          <table:table-cell table:style-name="Table1.A2" office:value-type="string">
            <text:p text:style-name="P5">7</text:p>
          </table:table-cell>
          <table:table-cell table:style-name="Table1.A2" office:value-type="string">
            <text:list xml:id="list140219433538277" text:continue-numbering="true" text:style-name="WWNum1">
              <text:list-item>
                <text:list>
                  <text:list-header>
                    <text:h text:style-name="P16" text:outline-level="2"><text:span text:style-name="T1">Write</text:span><text:span text:style-name="T2"> </text:span><text:span text:style-name="T1">a program</text:span><text:span text:style-name="T7"> </text:span><text:span text:style-name="T1">to</text:span><text:span text:style-name="T20"> </text:span><text:span text:style-name="T1">demonstrate </text:span>working<text:span text:style-name="T11"> </text:span>with<text:span text:style-name="T11"> </text:span>dictionaries in<text:span text:style-name="T21"> </text:span>python</text:h>
                  </text:list-header>
                </text:list>
              </text:list-item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3488">
          <table:table-cell table:style-name="Table1.A2" office:value-type="string">
            <text:p text:style-name="P5">8</text:p>
          </table:table-cell>
          <table:table-cell table:style-name="Table1.A2" office:value-type="string">
            <text:list xml:id="list140218767627819" text:continue-numbering="true" text:style-name="WWNum1">
              <text:list-item>
                <text:list>
                  <text:list-item>
                    <text:list>
                      <text:list-header>
                        <text:h text:style-name="P17" text:outline-level="2"><text:span text:style-name="T1">Write</text:span><text:span text:style-name="T2"> </text:span><text:span text:style-name="T1">a</text:span><text:span text:style-name="T2"> </text:span><text:span text:style-name="T1">python</text:span> program to find largest<text:span text:style-name="T11"> </text:span>of three<text:span text:style-name="T6"> </text:span>numbers</text:h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4032">
          <table:table-cell table:style-name="Table1.A2" office:value-type="string">
            <text:p text:style-name="P5">9</text:p>
          </table:table-cell>
          <table:table-cell table:style-name="Table1.A2" office:value-type="string">
            <text:list xml:id="list140219078195142" text:continue-numbering="true" text:style-name="WWNum1">
              <text:list-header>
                <text:h text:style-name="P19" text:outline-level="2"><text:span text:style-name="T1">Write</text:span><text:span text:style-name="T2"> </text:span><text:span text:style-name="T1">a</text:span><text:span text:style-name="T2"> </text:span><text:span text:style-name="T1">python</text:span> <text:span text:style-name="T1">program</text:span> <text:span text:style-name="T1">to</text:span> <text:span text:style-name="T1">convert</text:span> temperature<text:span text:style-name="T2"> </text:span>to<text:span text:style-name="T11"> </text:span>and<text:span text:style-name="T3"> </text:span>from<text:span text:style-name="T1"> </text:span>Celsius to<text:span text:style-name="T22"> </text:span>fahrenheit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3896">
          <table:table-cell table:style-name="Table1.A2" office:value-type="string">
            <text:p text:style-name="P5">10</text:p>
          </table:table-cell>
          <table:table-cell table:style-name="Table1.A2" office:value-type="string">
            <text:list xml:id="list140218683300860" text:continue-numbering="true" text:style-name="WWNum1">
              <text:list-header>
                <text:h text:style-name="P11" text:outline-level="2"><text:span text:style-name="T1">Write</text:span><text:span text:style-name="T2"> </text:span><text:span text:style-name="T1">a python</text:span> <text:span text:style-name="T1">program</text:span> <text:span text:style-name="T1">to</text:span> <text:span text:style-name="T1">construct</text:span><text:span text:style-name="T11"> </text:span>the<text:span text:style-name="T7"> </text:span>following pattern<text:span text:style-name="T1"> </text:span>using nested<text:span text:style-name="T11"> </text:span>for<text:span text:style-name="T23"> </text:span>loop: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2264">
          <table:table-cell table:style-name="Table1.A2" office:value-type="string">
            <text:p text:style-name="P5">11</text:p>
          </table:table-cell>
          <table:table-cell table:style-name="Table1.A2" office:value-type="string">
            <text:list xml:id="list140219241420022" text:continue-numbering="true" text:style-name="WWNum1">
              <text:list-header>
                <text:h text:style-name="P12" text:outline-level="2"><text:span text:style-name="T1">Write</text:span><text:span text:style-name="T2"> </text:span><text:span text:style-name="T1">a</text:span><text:span text:style-name="T2"> </text:span><text:span text:style-name="T1">python</text:span> program to print prim<text:span text:style-name="T7"> </text:span>numbers less than<text:span text:style-name="T21"> </text:span>20: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3760">
          <table:table-cell table:style-name="Table1.A2" office:value-type="string">
            <text:p text:style-name="P5">12</text:p>
          </table:table-cell>
          <table:table-cell table:style-name="Table1.A2" office:value-type="string">
            <text:list xml:id="list140218634057417" text:continue-numbering="true" text:style-name="WWNum1">
              <text:list-header>
                <text:h text:style-name="P13" text:outline-level="2"><text:span text:style-name="T1">Write</text:span><text:span text:style-name="T2"> </text:span><text:span text:style-name="T1">a</text:span><text:span text:style-name="T2"> </text:span><text:span text:style-name="T1">python</text:span> <text:span text:style-name="T1">program to</text:span> <text:span text:style-name="T1">find</text:span><text:span text:style-name="T3"> </text:span>factorial<text:span text:style-name="T2"> </text:span>of a<text:span text:style-name="T2"> </text:span>number using<text:span text:style-name="T6"> </text:span>recursion: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2400">
          <table:table-cell table:style-name="Table1.A2" office:value-type="string">
            <text:p text:style-name="P5">13</text:p>
          </table:table-cell>
          <table:table-cell table:style-name="Table1.A2" office:value-type="string">
            <text:list xml:id="list140219294533839" text:continue-numbering="true" text:style-name="WWNum1">
              <text:list-header>
                <text:h text:style-name="P22" text:outline-level="2">Write a python program to that accepts length of three sides of a triangle as<text:span text:style-name="T24"> </text:span>inputs. The program should indicate whether or not the triangle is a right-<text:span text:style-name="T11"> </text:span>angled<text:span text:style-name="T1"> </text:span>triangle<text:span text:style-name="T2"> </text:span>(use<text:span text:style-name="T2"> </text:span>Pythagorean theorem):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4168">
          <table:table-cell table:style-name="Table1.A2" office:value-type="string">
            <text:p text:style-name="P5">14</text:p>
          </table:table-cell>
          <table:table-cell table:style-name="Table1.A2" office:value-type="string">
            <text:list xml:id="list140219228155077" text:continue-numbering="true" text:style-name="WWNum1">
              <text:list-header>
                <text:h text:style-name="P23" text:outline-level="2">Write a python program to define a module to find Fibonacci Numbers and<text:span text:style-name="T13"> </text:span>import<text:span text:style-name="T1"> </text:span>the<text:span text:style-name="T2"> </text:span>module<text:span text:style-name="T2"> </text:span>to another program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2536">
          <table:table-cell table:style-name="Table1.A2" office:value-type="string">
            <text:p text:style-name="P5">15</text:p>
          </table:table-cell>
          <table:table-cell table:style-name="Table1.A2" office:value-type="string">
            <text:list xml:id="list140218850254473" text:continue-numbering="true" text:style-name="WWNum1">
              <text:list-header>
                <text:h text:style-name="P24" text:outline-level="2">Write a python program to define a module and import a specific function<text:span text:style-name="T13"> </text:span>in<text:span text:style-name="T1"> </text:span>that module<text:span text:style-name="T2"> </text:span>to another program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2672">
          <table:table-cell table:style-name="Table1.A2" office:value-type="string">
            <text:p text:style-name="P5">16</text:p>
          </table:table-cell>
          <table:table-cell table:style-name="Table1.A2" office:value-type="string">
            <text:list xml:id="list140218594136971" text:continue-numbering="true" text:style-name="WWNum1">
              <text:list-header>
                <text:h text:style-name="P25" text:outline-level="2">Write a script named copyfile.py. This script should prompt the user for the<text:span text:style-name="T11"> </text:span>names of two text files. The contents of the first file should be input and written to<text:span text:style-name="T24"> </text:span>the<text:span text:style-name="T7"> </text:span>second file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2808">
          <table:table-cell table:style-name="Table1.A2" office:value-type="string">
            <text:p text:style-name="P5">17</text:p>
          </table:table-cell>
          <table:table-cell table:style-name="Table1.A2" office:value-type="string">
            <text:list xml:id="list140217860079643" text:continue-numbering="true" text:style-name="WWNum1">
              <text:list-header>
                <text:h text:style-name="P26" text:outline-level="2">Write a program that inputs a text file. The program should print all of the<text:span text:style-name="T13"> </text:span>unique<text:span text:style-name="T7"> </text:span>words in the<text:span text:style-name="T2"> </text:span>file<text:span text:style-name="T2"> </text:span>in alphabetical order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Line273664848">
          <table:table-cell table:style-name="Table1.A2" office:value-type="string">
            <text:p text:style-name="P5">18</text:p>
          </table:table-cell>
          <table:table-cell table:style-name="Table1.A2" office:value-type="string">
            <text:list xml:id="list140217805779991" text:continue-numbering="true" text:style-name="WWNum1">
              <text:list-header>
                <text:h text:style-name="P18" text:outline-level="2">Write<text:span text:style-name="T3"> </text:span>a<text:span text:style-name="T3"> </text:span>Python<text:span text:style-name="T2"> </text:span>class<text:span text:style-name="T2"> </text:span>to<text:span text:style-name="T2"> </text:span>convert<text:span text:style-name="T2"> </text:span>an<text:span text:style-name="T8"> </text:span>integer<text:span text:style-name="T2"> </text:span>to<text:span text:style-name="T2"> </text:span>a<text:span text:style-name="T3"> </text:span>roman<text:span text:style-name="T25"> </text:span>numeral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ext:soft-page-break/>
        <table:table-row table:style-name="TableLine273664984">
          <table:table-cell table:style-name="Table1.A2" office:value-type="string">
            <text:p text:style-name="P5">19</text:p>
          </table:table-cell>
          <table:table-cell table:style-name="Table1.A2" office:value-type="string">
            <text:list xml:id="list140218877205193" text:continue-numbering="true" text:style-name="WWNum1">
              <text:list-header>
                <text:h text:style-name="P14" text:outline-level="2">Write<text:span text:style-name="T3"> </text:span>a<text:span text:style-name="T7"> </text:span>Python<text:span text:style-name="T2"> </text:span>class<text:span text:style-name="T1"> </text:span>to<text:span text:style-name="T2"> </text:span>implement<text:span text:style-name="T1"> </text:span>pow(x,<text:span text:style-name="T26"> </text:span>n)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  <table:table-row table:style-name="Table1.21">
          <table:table-cell table:style-name="Table1.A2" office:value-type="string">
            <text:p text:style-name="P5">20</text:p>
          </table:table-cell>
          <table:table-cell table:style-name="Table1.A2" office:value-type="string">
            <text:list xml:id="list140219286708517" text:continue-numbering="true" text:style-name="WWNum1">
              <text:list-header>
                <text:h text:style-name="P15" text:outline-level="2"><text:span text:style-name="T1">Write</text:span><text:span text:style-name="T2"> </text:span>a<text:span text:style-name="T2"> </text:span>Python class to reverse<text:span text:style-name="T2"> </text:span>a<text:span text:style-name="T2"> </text:span>string<text:span text:style-name="T2"> </text:span>word by<text:span text:style-name="T6"> </text:span>word.</text:h>
              </text:list-header>
            </text:list>
          </table:table-cell>
          <table:table-cell table:style-name="Table1.C2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68cm" fo:margin-right="0cm" fo:text-indent="0cm" style:auto-text-indent="false"/>
      <style:text-properties style:font-name="Times New Roman" fo:font-family="'Times New Roman'" style:font-family-generic="roman" style:font-pitch="variable" fo:font-size="15pt" fo:language="en" fo:country="US" style:font-name-asian="Times New Roman1" style:font-family-asian="'Times New Roman'" style:font-family-generic-asian="system" style:font-pitch-asian="variable" style:font-size-asian="15pt" style:language-asian="en" style:country-asian="US" style:font-name-complex="Times New Roman1" style:font-family-complex="'Times New Roman'" style:font-family-generic-complex="system" style:font-pitch-complex="variable" style:font-size-complex="15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letter-spacing="normal" fo:language="en" fo:country="US" style:text-underline-style="solid" style:text-underline-width="auto" style:text-underline-color="#000000" style:language-asian="en" style:country-asian="US" style:language-complex="ar" style:country-complex="SA" style:text-scale="99%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538cm" fo:margin-left="1.522cm"/>
        </style:list-level-properties>
      </text:list-level-style-number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538cm" fo:margin-left="3.351cm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538cm" fo:margin-left="5.186cm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538cm" fo:margin-left="7.02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538cm" fo:margin-left="8.855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538cm" fo:margin-left="10.689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538cm" fo:margin-left="12.524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538cm" fo:margin-left="14.358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538cm" fo:margin-left="16.19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name-complex="Times New Roman1" style:font-size-complex="12pt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style:font-size-asian="10pt" style:font-name-complex="Times New Roman1" style:font-size-complex="10pt"/>
    </style:style>
    <style:style style:name="MP3" style:family="paragraph" style:parent-style-name="Header">
      <style:text-properties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799cm" fo:margin-bottom="0.494cm" fo:margin-left="1.094cm" fo:margin-right="0.635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3cm" fo:margin-left="0cm" fo:margin-right="0cm" fo:margin-bottom="2.715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693cm" fo:margin-bottom="0.494cm" fo:margin-left="1.094cm" fo:margin-right="0.635cm" style:writing-mode="lr-tb" style:layout-grid-color="#c0c0c0" style:layout-grid-lines="13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3cm" fo:margin-left="0cm" fo:margin-right="0cm" fo:margin-bottom="2.715cm" style:dynamic-spacing="true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.117cm" fo:margin-bottom="0.494cm" fo:margin-left="1.094cm" fo:margin-right="0.635cm" style:writing-mode="lr-tb" style:layout-grid-color="#c0c0c0" style:layout-grid-lines="12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3cm" fo:margin-left="0cm" fo:margin-right="0cm" fo:margin-bottom="2.713cm" style:dynamic-spacing="true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1.199cm" fo:margin-bottom="0.494cm" fo:margin-left="1.094cm" fo:margin-right="0.635cm" style:writing-mode="lr-tb" style:layout-grid-color="#c0c0c0" style:layout-grid-lines="133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3cm" fo:margin-left="0cm" fo:margin-right="0cm" fo:margin-bottom="2.715cm" style:dynamic-spacing="true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2.328cm" fo:margin-bottom="0.494cm" fo:margin-left="1.094cm" fo:margin-right="0.635cm" style:writing-mode="lr-tb" style:layout-grid-color="#c0c0c0" style:layout-grid-lines="126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3cm" fo:margin-left="0cm" fo:margin-right="0cm" fo:margin-bottom="2.715cm" style:dynamic-spacing="true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1.058cm" fo:margin-bottom="0.494cm" fo:margin-left="1.094cm" fo:margin-right="0.635cm" style:writing-mode="lr-tb" style:layout-grid-color="#c0c0c0" style:layout-grid-lines="133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3cm" fo:margin-left="0cm" fo:margin-right="0cm" fo:margin-bottom="2.715cm" style:dynamic-spacing="true"/>
      </style:header-style>
      <style:footer-style/>
    </style:page-layout>
    <style:page-layout style:name="Mpm8">
      <style:page-layout-properties fo:page-width="21.59cm" fo:page-height="27.94cm" style:num-format="1" style:print-orientation="portrait" fo:margin-top="2.223cm" fo:margin-bottom="0.494cm" fo:margin-left="1.094cm" fo:margin-right="0.635cm" style:writing-mode="lr-tb" style:layout-grid-color="#c0c0c0" style:layout-grid-lines="12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3cm" fo:margin-left="0cm" fo:margin-right="0cm" fo:margin-bottom="2.713cm" style:dynamic-spacing="true"/>
      </style:header-style>
      <style:footer-style/>
    </style:page-layout>
    <style:page-layout style:name="Mpm9">
      <style:page-layout-properties fo:page-width="21.59cm" fo:page-height="27.94cm" style:num-format="1" style:print-orientation="portrait" fo:margin-top="1.199cm" fo:margin-bottom="0.494cm" fo:margin-left="1.094cm" fo:margin-right="0.635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3cm" fo:margin-left="0cm" fo:margin-right="0cm" fo:margin-bottom="0.385cm" style:dynamic-spacing="true"/>
      </style:header-style>
      <style:footer-style/>
    </style:page-layout>
    <style:page-layout style:name="Mpm10">
      <style:page-layout-properties fo:page-width="21.59cm" fo:page-height="27.94cm" style:num-format="1" style:print-orientation="portrait" fo:margin-top="2.046cm" fo:margin-bottom="0.494cm" fo:margin-left="1.094cm" fo:margin-right="0.635cm" style:writing-mode="lr-tb" style:layout-grid-color="#c0c0c0" style:layout-grid-lines="128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3cm" fo:margin-left="0cm" fo:margin-right="0cm" fo:margin-bottom="2.715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frame draw:style-name="Mfr1" draw:name="Picture 1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2" style:page-layout-name="Mpm3">
      <style:header>
        <text:p text:style-name="MP1"><draw:frame draw:style-name="Mfr1" draw:name="Image2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3" style:page-layout-name="Mpm3">
      <style:header>
        <text:p text:style-name="MP1"><draw:frame draw:style-name="Mfr1" draw:name="Image3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4" style:page-layout-name="Mpm4">
      <style:header>
        <text:p text:style-name="MP1"><draw:frame draw:style-name="Mfr1" draw:name="Image4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5" style:page-layout-name="Mpm5">
      <style:header>
        <text:p text:style-name="MP1"><draw:frame draw:style-name="Mfr1" draw:name="Image5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6" style:page-layout-name="Mpm6">
      <style:header>
        <text:p text:style-name="MP1"><draw:frame draw:style-name="Mfr1" draw:name="Image6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7" style:page-layout-name="Mpm2">
      <style:header>
        <text:p text:style-name="MP1"><draw:frame draw:style-name="Mfr1" draw:name="Image7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8" style:page-layout-name="Mpm2">
      <style:header>
        <text:p text:style-name="MP1"><draw:frame draw:style-name="Mfr1" draw:name="Image8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9" style:page-layout-name="Mpm5">
      <style:header>
        <text:p text:style-name="MP1"><draw:frame draw:style-name="Mfr1" draw:name="Image9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10" style:page-layout-name="Mpm5">
      <style:header>
        <text:p text:style-name="MP1"><draw:frame draw:style-name="Mfr1" draw:name="Image10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11" style:page-layout-name="Mpm5">
      <style:header>
        <text:p text:style-name="MP1"><draw:frame draw:style-name="Mfr1" draw:name="Image11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12" style:page-layout-name="Mpm2">
      <style:header>
        <text:p text:style-name="MP1"><draw:frame draw:style-name="Mfr1" draw:name="Image12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13" style:page-layout-name="Mpm5">
      <style:header>
        <text:p text:style-name="MP1"><draw:frame draw:style-name="Mfr1" draw:name="Image13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14" style:page-layout-name="Mpm7">
      <style:header>
        <text:p text:style-name="MP1"><draw:frame draw:style-name="Mfr1" draw:name="Image14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15" style:page-layout-name="Mpm7">
      <style:header>
        <text:p text:style-name="MP1"><draw:frame draw:style-name="Mfr1" draw:name="Image15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16" style:page-layout-name="Mpm7">
      <style:header>
        <text:p text:style-name="MP1"><draw:frame draw:style-name="Mfr1" draw:name="Image16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17" style:page-layout-name="Mpm8">
      <style:header>
        <text:p text:style-name="MP1"><draw:frame draw:style-name="Mfr1" draw:name="Image17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18" style:page-layout-name="Mpm9">
      <style:header>
        <text:p text:style-name="MP1"><draw:frame draw:style-name="Mfr1" draw:name="Image18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  <style:master-page style:name="Converted20" style:page-layout-name="Mpm10">
      <style:header>
        <text:p text:style-name="MP1"><draw:frame draw:style-name="Mfr1" draw:name="Image20" text:anchor-type="char" svg:x="0.347cm" svg:y="-0.176cm" svg:width="2.058cm" svg:height="2.007cm" draw:z-index="0"><draw:image xlink:href="Pictures/100002010000007C0000007A576962E6FA4BA898.png" xlink:type="simple" xlink:show="embed" xlink:actuate="onLoad" draw:mime-type="image/png"/></draw:frame>IPS Academy</text:p>
        <text:p text:style-name="MP1">Institute of Engineering &amp; Science</text:p>
        <text:p text:style-name="MP2">(A UGC Autonomous Institute, Affiliated to RGPV, Bhopal)</text:p>
        <text:p text:style-name="MP1">Department of Electronics &amp; Communication Engineering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13:04:26.975000000</meta:creation-date>
    <dc:date>2022-04-05T13:12:03.421000000</dc:date>
    <meta:editing-duration>PT7M34S</meta:editing-duration>
    <meta:editing-cycles>4</meta:editing-cycles>
    <meta:generator>Coolle_Office_Suite_For_Windows_10/7.1.0.0.alpha0$Windows_x86 LibreOffice_project/3fa9ba636be5f95a85f9da8e94e8b31a80f45161</meta:generator>
    <meta:document-statistic meta:table-count="1" meta:image-count="19" meta:object-count="0" meta:page-count="2" meta:paragraph-count="119" meta:word-count="732" meta:character-count="4741" meta:non-whitespace-character-count="4129"/>
  </office:meta>
</office:document-meta>
</file>